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978" officeooo:paragraph-rsid="00162978"/>
    </style:style>
    <style:style style:name="P2" style:family="paragraph" style:parent-style-name="Standard">
      <style:text-properties officeooo:rsid="001a500d" officeooo:paragraph-rsid="001a500d"/>
    </style:style>
    <style:style style:name="P3" style:family="paragraph" style:parent-style-name="Standard" style:list-style-name="L1">
      <style:text-properties officeooo:rsid="00162978" officeooo:paragraph-rsid="00162978"/>
    </style:style>
    <style:style style:name="P4" style:family="paragraph" style:parent-style-name="Standard" style:list-style-name="L2">
      <style:text-properties officeooo:rsid="001a500d" officeooo:paragraph-rsid="001a500d"/>
    </style:style>
    <style:style style:name="P5" style:family="paragraph" style:parent-style-name="Standard" style:list-style-name="L2">
      <style:text-properties officeooo:rsid="001a56b4" officeooo:paragraph-rsid="001a56b4"/>
    </style:style>
    <style:style style:name="P6" style:family="paragraph" style:parent-style-name="Standard" style:list-style-name="L2">
      <style:text-properties officeooo:rsid="001c1006" officeooo:paragraph-rsid="001c1006"/>
    </style:style>
    <style:style style:name="P7" style:family="paragraph" style:parent-style-name="Standard" style:list-style-name="L2">
      <style:text-properties officeooo:rsid="001d0c36" officeooo:paragraph-rsid="001d0c36"/>
    </style:style>
    <style:style style:name="P8" style:family="paragraph" style:parent-style-name="Standard" style:list-style-name="L2">
      <style:text-properties officeooo:rsid="001e861d" officeooo:paragraph-rsid="001d0c36"/>
    </style:style>
    <style:style style:name="P9" style:family="paragraph" style:parent-style-name="Standard" style:list-style-name="L2">
      <style:text-properties officeooo:rsid="001e861d" officeooo:paragraph-rsid="001e861d"/>
    </style:style>
    <style:style style:name="T1" style:family="text">
      <style:text-properties officeooo:rsid="0019af24"/>
    </style:style>
    <style:style style:name="T2" style:family="text">
      <style:text-properties officeooo:rsid="001e861d"/>
    </style:style>
    <style:style style:name="T3" style:family="text">
      <style:text-properties officeooo:rsid="00203d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résentation : </text:p>
      <text:list xml:id="list6628276497670584748" text:style-name="L1">
        <text:list-item>
          <text:p text:style-name="P3">1 Mb est représenté par 1 Kb</text:p>
        </text:list-item>
        <text:list-item>
          <text:p text:style-name="P3">Donc 1 Gb → 1Mb = 1000 Kb. On obtient donc</text:p>
          <text:list>
            <text:list-item>
              <text:p text:style-name="P3">débit en Mb</text:p>
            </text:list-item>
            <text:list-item>
              <text:p text:style-name="P3">Fenêtre : 1,5 byte (car 1byte → 1Kb <text:span text:style-name="T1">avec fenêtre taille 1500 byte donc 1,5 Kb</text:span>)</text:p>
            </text:list-item>
          </text:list>
        </text:list-item>
      </text:list>
      <text:p text:style-name="P1"/>
      <text:p text:style-name="P2">Alternatif :</text:p>
      <text:list xml:id="list3107200758062599594" text:style-name="L2">
        <text:list-item>
          <text:p text:style-name="P4">15 bytes represente 1500 bytes donc 1 byte represente 0,1 Kb</text:p>
          <text:list>
            <text:list-item>
              <text:p text:style-name="P4">1 Gb représenté par 10 Mb</text:p>
            </text:list-item>
            <text:list-item>
              <text:p text:style-name="P4">1 Mb représenté par 10 Kb</text:p>
            </text:list-item>
            <text:list-item>
              <text:p text:style-name="P4">1 Kb représente par 10 bytes</text:p>
            </text:list-item>
          </text:list>
        </text:list-item>
        <text:list-item>
          <text:p text:style-name="P5">Zipf genèrent le nombre de bytes envoyés or 1 bytes → 0,1 Kb</text:p>
          <text:list>
            <text:list-item>
              <text:p text:style-name="P5">zipf * 1000 : 100 Kb</text:p>
            </text:list-item>
          </text:list>
        </text:list-item>
        <text:list-item>
          <text:p text:style-name="P6"><text:span text:style-name="T2">FTP SEND : </text:span>total à send en MB</text:p>
          <text:list>
            <text:list-item>
              <text:p text:style-name="P6">disons que Zipf génèrent la data en Mb</text:p>
            </text:list-item>
            <text:list-item>
              <text:p text:style-name="P7">or send envoie en bytes donc en 100aine de <text:span text:style-name="T3">Byte (1B → 0,1KB)</text:span></text:p>
            </text:list-item>
            <text:list-item>
              <text:p text:style-name="P8">convertir zipf en <text:span text:style-name="T3">0,1 KB</text:span></text:p>
              <text:list>
                <text:list-item>
                  <text:p text:style-name="P9">zipf * 10 <text:span text:style-name="T3">000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0:33:57.955307574</meta:creation-date>
    <dc:date>2016-12-26T11:22:30.043124649</dc:date>
    <meta:editing-duration>PT1H43M51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142" meta:character-count="585" meta:non-whitespace-character-count="474"/>
  </office:meta>
</office:document-meta>
</file>